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Whitespace.isAllSpace( String 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Whitespace.collapse( String v , int wsr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44">
            <text:p text:style-name="Table_20_Contents">44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XmlWhitespace.isSpace( char c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Whitespace.collapse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Whitespace.isAllSpace( CharSequence 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